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41.2mm"/>
    </style:style>
    <style:style style:name="co5" style:family="table-column">
      <style:table-column-properties fo:break-before="auto" style:column-width="147.32mm"/>
    </style:style>
    <style:style style:name="co6" style:family="table-column">
      <style:table-column-properties fo:break-before="auto" style:column-width="27.76mm"/>
    </style:style>
    <style:style style:name="co7" style:family="table-column">
      <style:table-column-properties fo:break-before="auto" style:column-width="122.8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3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KXKM_esp_remote_control_modu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table:style-name="Default" office:value-type="string" calcext:value-type="string">
            <text:p>Source:</text:p>
          </table:table-cell>
          <table:table-cell table:style-name="Default" office:value-type="string" calcext:value-type="string">
            <text:p>C:\Users\utilisateur\Documents\KXKM\Git\KXKM_ESP32_Audio_Battery_hardware\Remote_control_board\KXKM_esp_remote_control_module.sch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Date:</text:p>
          </table:table-cell>
          <table:table-cell table:style-name="ce3" office:value-type="string" calcext:value-type="string">
            <text:p>26/02/2020 17:42:19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Tool:</text:p>
          </table:table-cell>
          <table:table-cell table:style-name="Default" office:value-type="string" calcext:value-type="string">
            <text:p>Eeschema (5.0.0)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Generator:</text:p>
          </table:table-cell>
          <table:table-cell table:style-name="Default" office:value-type="string" calcext:value-type="string">
            <text:p>C:\Program Files\KiCad\bin\scripting\plugins/bom_csv_grouped_by_value.py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Component Count: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Individual Components: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 per board</text:p>
          </table:table-cell>
          <table:table-cell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C1, C3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<text:a xlink:href="https://fr.farnell.com/vishay/k473k20x7rh53h5/condensateur-47nf-100v-10-x7r/dp/3549756" xlink:type="simple">https://fr.farnell.com/vishay/k473k20x7rh53h5/condensateur-47nf-100v-10-x7r/dp/3549756</text:a> 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4.3mm_W1.9mm_P5.00mm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.7n</text:p>
          </table:table-cell>
          <table:table-cell office:value-type="string" calcext:value-type="string">
            <text:p><text:a xlink:href="https://fr.farnell.com/vishay/k472k10x7rf5uh5/condensateur-4700pf-50v-10-x7r/dp/2860131" xlink:type="simple">https://fr.farnell.com/vishay/k472k10x7rf5uh5/condensateur-4700pf-50v-10-x7r/dp/2860131</text:a> 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4.3mm_W1.9mm_P5.00mm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<text:a xlink:href="https://fr.farnell.com/vishay/k104k15x7rf53l2/condensateur-0-1-f-50v-10-x7r/dp/1141775" xlink:type="simple">https://fr.farnell.com/vishay/k104k15x7rf53l2/condensateur-0-1-f-50v-10-x7r/dp/1141775</text:a> 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3.0mm_W1.6mm_P2.50mm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.33u</text:p>
          </table:table-cell>
          <table:table-cell office:value-type="string" calcext:value-type="string">
            <text:p><text:a xlink:href="https://fr.farnell.com/multicomp/mc0805b334k500a5-08mm/condensateur-0-33-f-50v-10-x7r/dp/2309021" xlink:type="simple">https://fr.farnell.com/multicomp/mc0805b334k500a5-08mm/condensateur-0-33-f-50v-10-x7r/dp/2309021</text:a> 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HT:C_Disc_D4.3mm_W1.9mm_P5.00mm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td – Not mount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805_2012Metric_Pad1.15x1.40mm_HandSolder</text:p>
          </table:table-cell>
        </table:table-row>
        <table:table-row table:style-name="ro1">
          <table:table-cell office:value-type="string" calcext:value-type="string">
            <text:p>Pin hea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Not mounted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</table:table-row>
        <table:table-row table:style-name="ro1">
          <table:table-cell office:value-type="string" calcext:value-type="string">
            <text:p>Pin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, J6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<text:a xlink:href="https://fr.farnell.com/harwin/m20-8751042/conn-header-20-voies-2-rangees/dp/3225960" xlink:type="simple">https://fr.farnell.com/harwin/m20-8751042/conn-header-20-voies-2-rangees/dp/3225960</text:a></text:p>
          </table:table-cell>
          <table:table-cell office:value-type="string" calcext:value-type="string">
            <text:p>Connector_Generic:Conn_02x10_Odd_Even</text:p>
          </table:table-cell>
          <table:table-cell office:value-type="string" calcext:value-type="string">
            <text:p>Connector_PinHeader_2.54mm:PinHeader_2x10_P2.54mm_Vertical_SMD</text:p>
          </table:table-cell>
        </table:table-row>
        <table:table-row table:style-name="ro1">
          <table:table-cell office:value-type="string" calcext:value-type="string">
            <text:p>Pin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Not mounted / In stock</text:p>
          </table:table-cell>
          <table:table-cell office:value-type="string" calcext:value-type="string">
            <text:p>Connector_Generic:Conn_02x10_Odd_Even</text:p>
          </table:table-cell>
          <table:table-cell office:value-type="string" calcext:value-type="string">
            <text:p>Connector_PinSocket_2.54mm:PinSocket_2x10_P2.54mm_Vertical_SMD</text:p>
          </table:table-cell>
        </table:table-row>
        <table:table-row table:style-name="ro1">
          <table:table-cell office:value-type="string" calcext:value-type="string">
            <text:p>Pin hea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4, J5</text:p>
          </table:table-cell>
          <table:table-cell office:value-type="string" calcext:value-type="string">
            <text:p>GPIO_conn</text:p>
          </table:table-cell>
          <table:table-cell office:value-type="string" calcext:value-type="string">
            <text:p>Not mounted / In stock</text:p>
          </table:table-cell>
          <table:table-cell office:value-type="string" calcext:value-type="string">
            <text:p>Connector_Generic:Conn_01x10</text:p>
          </table:table-cell>
          <table:table-cell office:value-type="string" calcext:value-type="string">
            <text:p>Connector_PinHeader_2.54mm:PinHeader_1x10_P2.54mm_Vertical</text:p>
          </table:table-cell>
        </table:table-row>
        <table:table-row table:style-name="ro1">
          <table:table-cell office:value-type="string" calcext:value-type="string">
            <text:p>Solder jumper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Solder_Ope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Jumper:SolderJumper_2_Open</text:p>
          </table:table-cell>
          <table:table-cell office:value-type="string" calcext:value-type="string">
            <text:p>Jumper:SolderJumper-2_P1.3mm_Open_TrianglePad1.0x1.5mm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<text:a xlink:href="https://fr.farnell.com/multicomp/mcre000053/resistance-couche-carbon-125mw/dp/1700255" xlink:type="simple">https://fr.farnell.com/multicomp/mcre000053/resistance-couche-carbon-125mw/dp/1700255</text:a> 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4_L3.6mm_D1.6mm_P5.08mm_Horizontal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td – Not mounted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</table:table-row>
        <table:table-row table:style-name="ro1">
          <table:table-cell office:value-type="string" calcext:value-type="string">
            <text:p>Switch SP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<text:a xlink:href="https://fr.farnell.com/nidec-copal/mfs101d-10-z/commut-glissiere-spdt-0-3a-30vdc/dp/2854841" xlink:type="simple">https://fr.farnell.com/nidec-copal/mfs101d-10-z/commut-glissiere-spdt-0-3a-30vdc/dp/2854841</text:a></text:p>
          </table:table-cell>
          <table:table-cell office:value-type="string" calcext:value-type="string">
            <text:p>Switch:SW_SPDT</text:p>
          </table:table-cell>
          <table:table-cell office:value-type="string" calcext:value-type="string">
            <text:p>KXKM_esp_remote:Sw_MFS101D-10_1x03_P2.00mm</text:p>
          </table:table-cell>
        </table:table-row>
        <table:table-row table:style-name="ro1">
          <table:table-cell office:value-type="string" calcext:value-type="string">
            <text:p>Switch p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<text:a xlink:href="https://fr.farnell.com/c-k-components/pts645vh58-2lfs/commutateur-spst-0-05a-12vdc-tht/dp/2320088" xlink:type="simple">https://fr.farnell.com/c-k-components/pts645vh58-2lfs/commutateur-spst-0-05a-12vdc-tht/dp/2320088</text:a> 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THT:SW_Tactile_SPST_Angled_PTS645Vx58-2LFS</text:p>
          </table:table-cell>
        </table:table-row>
        <table:table-row table:style-name="ro1">
          <table:table-cell office:value-type="string" calcext:value-type="string">
            <text:p>Current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O10P-P-SP33</text:p>
          </table:table-cell>
          <table:table-cell office:value-type="string" calcext:value-type="string">
            <text:p><text:a xlink:href="https://fr.farnell.com/lem/ho-10-p-sp33/capteur-courant-10a-3-14vdc-3/dp/2664205?st=HO10P" xlink:type="simple">https://fr.farnell.com/lem/ho-10-p-sp33/capteur-courant-10a-3-14vdc-3/dp/2664205?st=HO10P</text:a> </text:p>
          </table:table-cell>
          <table:table-cell office:value-type="string" calcext:value-type="string">
            <text:p>KXKM_esp_remote_control_module:HO10P-P-SP33</text:p>
          </table:table-cell>
          <table:table-cell office:value-type="string" calcext:value-type="string">
            <text:p>KXKM_esp_remote:HO10PSP33</text:p>
          </table:table-cell>
        </table:table-row>
        <table:table-row table:style-name="ro1">
          <table:table-cell office:value-type="string" calcext:value-type="string">
            <text:p>I2C exte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MCP23017_SP</text:p>
          </table:table-cell>
          <table:table-cell office:value-type="string" calcext:value-type="string">
            <text:p><text:a xlink:href="https://fr.farnell.com/microchip/mcp23017-e-sp/16-bit-expander-i-o-i2c-i-f/dp/1332088?ost=MCP23017+SP&amp;ddkey=https%3Afr-FR%2FElement14_France%2Fsearch" xlink:type="simple">https://fr.farnell.com/microchip/mcp23017-e-sp/16-bit-expander-i-o-i2c-i-f/dp/1332088?ost=MCP23017+SP&amp;ddkey=https%3Afr-FR%2FElement14_France%2Fsearch</text:a> </text:p>
          </table:table-cell>
          <table:table-cell office:value-type="string" calcext:value-type="string">
            <text:p>:MCP23017_SP-Interface_Expansion</text:p>
          </table:table-cell>
          <table:table-cell office:value-type="string" calcext:value-type="string">
            <text:p>Package_DIP:DIP-28_W7.62mm</text:p>
          </table:table-cell>
        </table:table-row>
        <table:table-row table:style-name="ro1">
          <table:table-cell table:style-name="Default" office:value-type="string" calcext:value-type="string">
            <text:p>Voltage regulato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U4</text:p>
          </table:table-cell>
          <table:table-cell table:style-name="ce6" office:value-type="string" calcext:value-type="string">
            <text:p>L78L33_TO92</text:p>
          </table:table-cell>
          <table:table-cell table:style-name="Default" office:value-type="string" calcext:value-type="string">
            <text:p><text:a xlink:href="https://fr.farnell.com/stmicroelectronics/l78l33abz-ap/regulateur-lineaire-3-3v-0-1a/dp/2849743" xlink:type="simple">https://fr.farnell.com/stmicroelectronics/l78l33abz-ap/regulateur-lineaire-3-3v-0-1a/dp/2849743</text:a> </text:p>
          </table:table-cell>
          <table:table-cell table:style-name="Default" office:value-type="string" calcext:value-type="string">
            <text:p>Regulator_Linear:L78L33_TO92</text:p>
          </table:table-cell>
          <table:table-cell table:style-name="Default" office:value-type="string" calcext:value-type="string">
            <text:p>Package_TO_SOT_THT:TO-92_Inline</text:p>
          </table:table-cell>
        </table:table-row>
        <table:table-row table:style-name="ro1">
          <table:table-cell table:style-name="ce2" office:value-type="string" calcext:value-type="string" table:number-columns-spanned="5" table:number-rows-spanned="1">
            <text:p>Additionnal component for testing</text:p>
          </table:table-cell>
          <table:covered-table-cell table:number-columns-repeated="4" table:style-name="Default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Current Sensor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string" calcext:value-type="string">
            <text:p>CJMCU758</text:p>
          </table:table-cell>
          <table:table-cell table:style-name="Default" office:value-type="string" calcext:value-type="string">
            <text:p><text:a xlink:href="https://fr.aliexpress.com/item/32790187550.html?src=google&amp;src=google&amp;albch=shopping&amp;acnt=494-037-6276&amp;isdl=y&amp;slnk=&amp;plac=&amp;mtctp=&amp;albbt=Google_7_shopping&amp;aff_platform=google&amp;aff_short_key=UneMJZVf&amp;&amp;albagn=888888&amp;albcp=6459793138&amp;albag=77316928277&amp;trgt=743612850714&amp;crea=fr32790187550&amp;netw=u&amp;device=c&amp;gclid=CjwKCAiAy9jyBRA6EiwAeclQhELIm1TZ2Ewr1P4smc7HjyFiO15SpaGySd0y0fjf0kQgn4Q-bu-CmRoCzRkQAvD_BwE&amp;gclsrc=aw.ds" xlink:type="simple">https://fr.aliexpress.com/item/32790187550.html?src=google&amp;src=google&amp;albch=shopping&amp;acnt=494-037-6276&amp;isdl=y&amp;slnk=&amp;plac=&amp;mtctp=&amp;albbt=Google_7_shopping&amp;aff_platform=google&amp;aff_short_key=UneMJZVf&amp;&amp;albagn=888888&amp;albcp=6459793138&amp;albag=77316928277&amp;trgt=743612850714&amp;crea=fr32790187550&amp;netw=u&amp;device=c&amp;gclid=CjwKCAiAy9jyBRA6EiwAeclQhELIm1TZ2Ewr1P4smc7HjyFiO15SpaGySd0y0fjf0kQgn4Q-bu-CmRoCzRkQAvD_BwE&amp;gclsrc=aw.ds</text:a> 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6T18:20:12.072000000</dc:date>
    <meta:editing-duration>PT27M3S</meta:editing-duration>
    <meta:editing-cycles>3</meta:editing-cycles>
    <meta:generator>LibreOffice/5.4.7.2$Windows_X86_64 LibreOffice_project/c838ef25c16710f8838b1faec480ebba495259d0</meta:generator>
    <meta:document-statistic meta:table-count="1" meta:cell-count="143" meta:object-count="0"/>
  </office:meta>
</office:document-meta>
</file>